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8e5c" officeooo:paragraph-rsid="00168e5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68e5c" officeooo:paragraph-rsid="00168e5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8079b" officeooo:paragraph-rsid="0018079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ário</text:p>
      <text:p text:style-name="P2"/>
      <text:p text:style-name="P3">Não foram identificadas palavras de uso específico para o negó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44:01.903615568</meta:creation-date>
    <dc:date>2019-02-20T19:09:37.332760929</dc:date>
    <meta:editing-duration>PT2M52S</meta:editing-duration>
    <meta:editing-cycles>2</meta:editing-cycles>
    <meta:generator>LibreOffice/6.2.0.3$Linux_X86_64 LibreOffice_project/20$Build-3</meta:generator>
    <meta:document-statistic meta:table-count="0" meta:image-count="0" meta:object-count="0" meta:page-count="1" meta:paragraph-count="2" meta:word-count="11" meta:character-count="75" meta:non-whitespace-character-count="66"/>
  </office:meta>
</office:document-meta>
</file>